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4f7c1" officeooo:paragraph-rsid="0014f7c1"/>
    </style:style>
    <style:style style:name="P2" style:family="paragraph" style:parent-style-name="Standard">
      <style:text-properties officeooo:rsid="0014f7c1" officeooo:paragraph-rsid="0014f7c1"/>
    </style:style>
    <style:style style:name="P3" style:family="paragraph" style:parent-style-name="Standard">
      <style:text-properties officeooo:rsid="00150614" officeooo:paragraph-rsid="001506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L/SQL BLOCK:</text:p>
      <text:p text:style-name="P3"/>
      <text:p text:style-name="P3">DECLARE </text:p>
      <text:p text:style-name="P3">input_sid number; </text:p>
      <text:p text:style-name="P3">status_out varchar2(10); </text:p>
      <text:p text:style-name="P3"></text:p>
      <text:p text:style-name="P3">alreadyPaid EXCEPTION; </text:p>
      <text:p text:style-name="P3">daysLessThanFifteen EXCEPTION; </text:p>
      <text:p text:style-name="P3">issue_date date; </text:p>
      <text:p text:style-name="P3">BEGIN </text:p>
      <text:p text:style-name="P3">input_sid := &amp;Cust_id; </text:p>
      <text:p text:style-name="P3">SELECT Status INTO status_out FROM Customer5 WHERE Cust_id=input_sid; </text:p>
      <text:p text:style-name="P3">SELECT DateofPayment into issue_date <text:s/>FROM Customer5 WHERE Cust_id=input_sid; </text:p>
      <text:p text:style-name="P3"></text:p>
      <text:p text:style-name="P3">IF (status_out='Paid') THEN </text:p>
      <text:p text:style-name="P3">RAISE alreadyPaid; </text:p>
      <text:p text:style-name="P3">ELSIF (trunc(sysdate) - issue_date&lt;15) THEN </text:p>
      <text:p text:style-name="P3">RAISE daysLessThanFifteen; </text:p>
      <text:p text:style-name="P3">ELSIF(trunc(sysdate) - issue_date&gt;15 and trunc(sysdate) - issue_date&lt;30) </text:p>
      <text:p text:style-name="P3">THEN </text:p>
      <text:p text:style-name="P3">dbms_output.put_line('No of days='||trunc(sysdate) - issue_date); </text:p>
      <text:p text:style-name="P3">dbms_output.put_line('fine ='||(trunc(sysdate) - issue_date)*5); </text:p>
      <text:p text:style-name="P3">insert into Fine5 values(input_sid,sysdate(),(trunc(sysdate) - issue_date)*5); </text:p>
      <text:p text:style-name="P3">update Customer5 set Status='Paid' where Cust_id=input_sid; </text:p>
      <text:p text:style-name="P3">ELSIF (trunc(sysdate) - issue_date&gt;30) THEN </text:p>
      <text:p text:style-name="P3">dbms_output.put_line('No of days ='||(trunc(sysdate) - issue_date)); </text:p>
      <text:p text:style-name="P3">dbms_output.put_line('fine ='||(trunc(sysdate) - issue_date)*50); </text:p>
      <text:p text:style-name="P3">insert into Fine5 values(input_sid,sysdate(),(trunc(sysdate) - issue_date)*50); </text:p>
      <text:p text:style-name="P3">update Customer5 set Status='P' </text:p>
      <text:p text:style-name="P3">where Cust_id=input_sid; </text:p>
      <text:p text:style-name="P3">END IF; </text:p>
      <text:p text:style-name="P3">EXCEPTION </text:p>
      <text:p text:style-name="P3">WHEN alreadyPaid THEN </text:p>
      <text:p text:style-name="P3">dbms_output.put_line('Already Paid'); </text:p>
      <text:p text:style-name="P3">WHEN daysLessThanFifteen THEN </text:p>
      <text:p text:style-name="P3">update Customer5 set Status='P' </text:p>
      <text:p text:style-name="P3">where Cust_id=input_sid; </text:p>
      <text:p text:style-name="P3">dbms_output.put_line('Number of days less than 15 thus no fine'); </text:p>
      <text:p text:style-name="P3">END; </text:p>
      <text:p text:style-name="P1"/>
      <text:p text:style-name="P3">OUTPUT:</text:p>
      <text:p text:style-name="P1"/>
      <text:p text:style-name="P1">SQL&gt; set autocommit on; </text:p>
      <text:p text:style-name="P1">SQL&gt; set serveroutput on; </text:p>
      <text:p text:style-name="P1">SQL&gt; select * from Customer5; </text:p>
      <text:p text:style-name="P1"/>
      <text:p text:style-name="P1"><text:s text:c="3"/>CUST_ID NAME <text:s text:c="6"/>DATEOFPAYMENT<text:tab/> SCHEME <text:s text:c="4"/>ST </text:p>
      <text:p text:style-name="P1">---------- ---------- ------------------ ---------- -- </text:p>
      <text:p text:style-name="P1"><text:tab/> 1 abc<text:tab/> <text:s text:c="5"/>20-AUG-19 <text:tab/> xyz<text:tab/> <text:s text:c="3"/>N </text:p>
      <text:p text:style-name="P1"><text:soft-page-break/><text:tab/> 2 hms<text:tab/> <text:s text:c="5"/>01-JUL-19 <text:tab/> def<text:tab/> <text:s text:c="3"/>N </text:p>
      <text:p text:style-name="P1"><text:tab/> 3 uvw<text:tab/> <text:s text:c="5"/>10-AUG-19 <text:tab/> jkl<text:tab/> <text:s text:c="3"/>N </text:p>
      <text:p text:style-name="P1">SQL&gt; @/home/student/ass5.sql; </text:p>
      <text:p text:style-name="P1"><text:s/>38 <text:s/>/ </text:p>
      <text:p text:style-name="P1">Enter value for cust_id: 1 </text:p>
      <text:p text:style-name="P1">old <text:s text:c="2"/>9: input_sid := &amp;Cust_id; </text:p>
      <text:p text:style-name="P1">new <text:s text:c="2"/>9: input_sid := 1; </text:p>
      <text:p text:style-name="P1">Number of days less than 15 thus no fine </text:p>
      <text:p text:style-name="P1"/>
      <text:p text:style-name="P1">PL/SQL procedure successfully completed. </text:p>
      <text:p text:style-name="P1"/>
      <text:p text:style-name="P1">Commit complete. </text:p>
      <text:p text:style-name="P1">SQL&gt; @/home/student/ass5.sql; </text:p>
      <text:p text:style-name="P1"><text:s/>38 <text:s/>/ </text:p>
      <text:p text:style-name="P1">Enter value for cust_id: 2 </text:p>
      <text:p text:style-name="P1">old <text:s text:c="2"/>9: input_sid := &amp;Cust_id; </text:p>
      <text:p text:style-name="P1">new <text:s text:c="2"/>9: input_sid := 2; </text:p>
      <text:p text:style-name="P1">No of days =59 </text:p>
      <text:p text:style-name="P1">fine =2950 </text:p>
      <text:p text:style-name="P1"/>
      <text:p text:style-name="P1">PL/SQL procedure successfully completed. </text:p>
      <text:p text:style-name="P1"/>
      <text:p text:style-name="P1">Commit complete. </text:p>
      <text:p text:style-name="P1">SQL&gt; @/home/student/ass5.sql; </text:p>
      <text:p text:style-name="P1"><text:s/>38 <text:s/>/ </text:p>
      <text:p text:style-name="P1">Enter value for cust_id: 3 </text:p>
      <text:p text:style-name="P1">old <text:s text:c="2"/>9: input_sid := &amp;Cust_id; </text:p>
      <text:p text:style-name="P1">new <text:s text:c="2"/>9: input_sid := 3; </text:p>
      <text:p text:style-name="P1">No of days=19 </text:p>
      <text:p text:style-name="P1">fine =95 </text:p>
      <text:p text:style-name="P1"/>
      <text:p text:style-name="P1">PL/SQL procedure successfully completed. </text:p>
      <text:p text:style-name="P1"/>
      <text:p text:style-name="P1">Commit complete. </text:p>
      <text:p text:style-name="P1">SQL&gt; select * from Customer5; </text:p>
      <text:p text:style-name="P1"/>
      <text:p text:style-name="P1"><text:s text:c="3"/>CUST_ID NAME <text:s text:c="6"/>DATEOFPAYMENT<text:tab/> SCHEME <text:s text:c="4"/>ST </text:p>
      <text:p text:style-name="P1">---------- ---------- ------------------ ---------- -- </text:p>
      <text:p text:style-name="P1"><text:tab/> 1 abc<text:tab/> <text:s text:c="5"/>20-AUG-19 <text:tab/> xyz<text:tab/> <text:s text:c="3"/>P </text:p>
      <text:p text:style-name="P1"><text:tab/> 2 hms<text:tab/> <text:s text:c="5"/>01-JUL-19 <text:tab/> def<text:tab/> <text:s text:c="3"/>P </text:p>
      <text:p text:style-name="P1"><text:tab/> 3 uvw<text:tab/> <text:s text:c="5"/>10-AUG-19 <text:tab/> jkl<text:tab/> <text:s text:c="3"/>P </text:p>
      <text:p text:style-name="P1"/>
      <text:p text:style-name="P1">SQL&gt; select * from Fine5; </text:p>
      <text:p text:style-name="P1"/>
      <text:p text:style-name="P1"><text:s text:c="3"/>CUST_ID FINEDATE<text:tab/><text:tab/> <text:s text:c="4"/>AMT </text:p>
      <text:p text:style-name="P1">---------- ------------------ ---------- </text:p>
      <text:p text:style-name="P1"><text:tab/> 2 29-AUG-19<text:tab/><text:tab/> <text:s text:c="3"/>2950 </text:p>
      <text:p text:style-name="P1"><text:tab/> 3 29-AUG-19<text:tab/><text:tab/> <text:s text:c="5"/>95 </text:p>
      <text:p text:style-name="P1"/>
      <text:p text:style-name="P1"><text:soft-page-break/>SQL&gt; @/home/student/ass5.sql; </text:p>
      <text:p text:style-name="P1"><text:s/>38 <text:s/>/ </text:p>
      <text:p text:style-name="P1">Enter value for cust_id: 1 </text:p>
      <text:p text:style-name="P1">old <text:s text:c="2"/>9: input_sid := &amp;Cust_id; </text:p>
      <text:p text:style-name="P1">new <text:s text:c="2"/>9: input_sid := 1; </text:p>
      <text:p text:style-name="P1">Already Paid </text:p>
      <text:p text:style-name="P1"/>
      <text:p text:style-name="P1">PL/SQL procedure successfully completed. </text:p>
      <text:p text:style-name="P1"/>
      <text:p text:style-name="P1">Commit complete. </text:p>
      <text:p text:style-name="P1">SQL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9T13:41:24.267683788</meta:creation-date>
    <dc:date>2019-08-29T13:50:14.156190908</dc:date>
    <meta:editing-duration>P0D</meta:editing-duration>
    <meta:editing-cycles>2</meta:editing-cycles>
    <meta:generator>LibreOffice/4.1.3.2$Linux_X86_64 LibreOffice_project/410$Build-2</meta:generator>
    <meta:document-statistic meta:table-count="0" meta:image-count="0" meta:object-count="0" meta:page-count="3" meta:paragraph-count="93" meta:word-count="337" meta:character-count="2881" meta:non-whitespace-character-count="2347"/>
  </office:meta>
</office:document-meta>
</file>